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5.42cm"/>
    </style:style>
    <style:style style:name="co6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iris_20__28_1_29_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ris (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office:value-type="string" calcext:value-type="string">
            <text:p>sepal_length</text:p>
          </table:table-cell>
          <table:table-cell office:value-type="string" calcext:value-type="string">
            <text:p>sepal_width</text:p>
          </table:table-cell>
          <table:table-cell office:value-type="string" calcext:value-type="string">
            <text:p>petal_length</text:p>
          </table:table-cell>
          <table:table-cell office:value-type="string" calcext:value-type="string">
            <text:p>petal_width</text:p>
          </table:table-cell>
          <table:table-cell office:value-type="string" calcext:value-type="string">
            <text:p>clas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.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ce6f2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2dcdb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bf1d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e6e0e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beef4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fdeada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9cde5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7e4bd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ccc1da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7dee8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fcd5b5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f81bd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c0504d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9bbb59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8064a2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bacc6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f79646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Pontas_20_das_20_setas_20_1" draw:display-name="Pontas das setas 1" svg:viewBox="0 0 20 30" svg:d="M10 0l-10 30h20z"/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ris_20__28_1_29_" style:display-name="PageStyle_iris (1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iji</meta:initial-creator>
    <meta:creation-date>2022-07-28T11:13:39</meta:creation-date>
    <dc:date>2024-10-14T15:57:22.382579736</dc:date>
    <meta:generator>LibreOffice/24.2.6.2$Linux_X86_64 LibreOffice_project/420$Build-2</meta:generator>
    <meta:editing-duration>PT2M35S</meta:editing-duration>
    <meta:editing-cycles>1</meta:editing-cycles>
    <meta:document-statistic meta:table-count="1" meta:cell-count="755" meta:object-count="0"/>
    <meta:user-defined meta:name="AppVersion">14.0300</meta:user-defined>
  </office:meta>
</office:document-meta>
</file>